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fo:color="#c9211e" loext:opacity="100%" style:font-name="Courier New" fo:font-size="8pt" style:font-size-asian="8pt" style:font-size-complex="8pt"/>
    </style:style>
    <style:style style:name="P3" style:family="paragraph" style:parent-style-name="Standard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fo:color="#c9211e" loext:opacity="100%" style:font-name="Courier New" fo:font-size="8pt" fo:font-weight="bold" officeooo:rsid="0002359e" officeooo:paragraph-rsid="0002359e" style:font-size-asian="8pt" style:font-weight-asian="bold" style:font-size-complex="8pt" style:font-weight-complex="bold"/>
    </style:style>
    <style:style style:name="P5" style:family="paragraph" style:parent-style-name="Standard">
      <style:text-properties fo:color="#c9211e" loext:opacity="100%" style:font-name="Courier New" fo:font-size="8pt" fo:font-weight="bold"/>
    </style:style>
    <style:style style:name="P6" style:family="paragraph" style:parent-style-name="Standard">
      <style:text-properties style:use-window-font-color="true" loext:opacity="0%" style:font-name="Courier New" fo:font-size="8pt" style:font-size-asian="8pt" style:font-size-complex="8pt"/>
    </style:style>
    <style:style style:name="P7" style:family="paragraph" style:parent-style-name="Standard">
      <style:text-properties style:font-name="Courier New" fo:font-size="8pt" style:font-size-asian="8pt" style:font-size-complex="8pt"/>
    </style:style>
    <style:style style:name="P8" style:family="paragraph" style:parent-style-name="Standard">
      <style:text-properties fo:color="#c9211e" loext:opacity="100%" style:font-name="Consolas" fo:font-size="8pt" fo:font-weight="bold" officeooo:rsid="0002359e" fo:background-color="#ffffff" style:font-size-asian="8pt" style:font-weight-asian="bold" style:font-size-complex="8pt" style:font-weight-complex="bold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background-color="#ffff00" loext:char-shading-value="0"/>
    </style:style>
    <style:style style:name="T3" style:family="text">
      <style:text-properties style:use-window-font-color="true" loext:opacity="0%" fo:background-color="#ffcc99" loext:char-shading-value="0"/>
    </style:style>
    <style:style style:name="T4" style:family="text">
      <style:text-properties style:use-window-font-color="true" loext:opacity="0%" fo:background-color="#cfe7f5" loext:char-shading-value="0"/>
    </style:style>
    <style:style style:name="T5" style:family="text">
      <style:text-properties style:use-window-font-color="true" loext:opacity="0%" fo:background-color="#ccffcc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2359e" style:font-weight-asian="bold" style:font-weight-complex="bold"/>
    </style:style>
    <style:style style:name="T8" style:family="text">
      <style:text-properties officeooo:rsid="0002359e"/>
    </style:style>
    <style:style style:name="T9" style:family="text">
      <style:text-properties fo:color="#795e26" loext:opacity="100%" style:font-name="Consolas" fo:font-size="9.60000038146973pt" fo:font-weight="normal" officeooo:rsid="0002359e" fo:background-color="#ffffff" loext:char-shading-value="0"/>
    </style:style>
    <style:style style:name="T10" style:family="text">
      <style:text-properties fo:color="#3b3b3b" loext:opacity="100%" style:font-name="Consolas" fo:font-size="9.60000038146973pt" fo:font-weight="normal" officeooo:rsid="0002359e" fo:background-color="#ffffff" loext:char-shading-value="0"/>
    </style:style>
    <style:style style:name="T11" style:family="text">
      <style:text-properties fo:color="#3b3b3b" loext:opacity="100%" style:font-name="Consolas" fo:font-size="9.60000038146973pt" fo:font-weight="normal" officeooo:rsid="00034a88" fo:background-color="#ffffff" loext:char-shading-value="0"/>
    </style:style>
    <style:style style:name="T12" style:family="text">
      <style:text-properties fo:color="#3b3b3b" loext:opacity="100%" style:font-name="Consolas" fo:font-size="9.60000038146973pt" fo:font-weight="normal" officeooo:rsid="0004c3c8" fo:background-color="#ffffff" loext:char-shading-value="0"/>
    </style:style>
    <style:style style:name="T13" style:family="text">
      <style:text-properties fo:color="#267f99" loext:opacity="100%" style:font-name="Consolas" fo:font-size="9.60000038146973pt" fo:font-weight="normal" officeooo:rsid="0002359e" fo:background-color="#ffffff" loext:char-shading-value="0"/>
    </style:style>
    <style:style style:name="T14" style:family="text">
      <style:text-properties fo:color="#001080" loext:opacity="100%" style:font-name="Consolas" fo:font-size="9.60000038146973pt" fo:font-weight="normal" officeooo:rsid="0002359e" fo:background-color="#ffffff" loext:char-shading-value="0"/>
    </style:style>
    <style:style style:name="T15" style:family="text">
      <style:text-properties style:font-size-asian="8pt" style:font-weight-asian="bold" style:font-size-complex="8pt" style:font-weight-complex="bold"/>
    </style:style>
    <style:style style:name="T16" style:family="text">
      <style:text-properties officeooo:rsid="0002359e" style:font-size-asian="8pt" style:font-weight-asian="bold" style:font-size-complex="8pt" style:font-weight-complex="bold"/>
    </style:style>
    <style:style style:name="T17" style:family="text">
      <style:text-properties fo:color="#c9211e" loext:opacity="100%" fo:font-weight="bold" officeooo:rsid="0002359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notated trace of HFR executing the pushup script <text:span text:style-name="T11">hfr-</text:span><text:span text:style-name="T12">pushups-36</text:span></text:p>
      <text:p text:style-name="P4">--------------------------------------------------</text:p>
      <text:p text:style-name="P1"/>
      <text:p text:style-name="P1"/>
      <text:p text:style-name="P6">M) setup{7}[10961]&gt; End of setup #############################################################################</text:p>
      <text:p text:style-name="P6">M) oneSec{14}[11962]&gt; <text:s/>CPU: 0.00 <text:s/>/Oled: 0.0 <text:s/>0.0 0 /MQTT: 0.0 <text:s/>0.0 0 /webMon: 0.0 <text:s/>0.0 0 /Flow: 0.0 <text:s/>0.0 /1Sec: 0.0 <text:s/>0.0 0 /</text:p>
      <text:p text:style-name="P1"><text:span text:style-name="T1">M) oneSec{14}[12962]&gt; <text:s/>CPU: 0.76 <text:s/>/Oled: 0.0 <text:s/>0.0 0 /MQTT: 0.0 <text:s/>0.0 0 /webMon: 0.6 <text:s/>0.2 </text:span><text:span text:style-name="T3">1</text:span><text:span text:style-name="T1"> /Flow: 0.0 <text:s/>0.0 /1Sec: 0.1 <text:s/>0.1 0 /</text:span></text:p>
      <text:p text:style-name="P6">M) oneSec{14}[13962]&gt; <text:s/>CPU: 0.65 <text:s/>/Oled: 0.0 <text:s/>0.0 0 /MQTT: 0.0 <text:s/>0.0 0 /webMon: 0.5 <text:s/>0.1 0 /Flow: 0.0 <text:s/>0.0 /1Sec: 0.1 <text:s/>0.1 0 /</text:p>
      <text:p text:style-name="P6">M) oneSec{14}[14962]&gt; <text:s/>CPU: 0.65 <text:s/>/Oled: 0.0 <text:s/>0.0 0 /MQTT: 0.0 <text:s/>0.0 0 /webMon: 0.5 <text:s/>0.1 0 /Flow: 0.0 <text:s/>0.0 /1Sec: 0.1 <text:s/>0.1 0 /</text:p>
      <text:p text:style-name="P6">M) oneSec{14}[15962]&gt; <text:s/>CPU: 0.65 <text:s/>/Oled: 0.0 <text:s/>0.0 0 /MQTT: 0.0 <text:s/>0.0 0 /webMon: 0.5 <text:s/>0.1 0 /Flow: 0.0 <text:s/>0.0 /1Sec: 0.1 <text:s/>0.1 0 /</text:p>
      <text:p text:style-name="P6">M) oneSec{14}[16962]&gt; <text:s/>CPU: 0.65 <text:s/>/Oled: 0.0 <text:s/>0.0 0 /MQTT: 0.0 <text:s/>0.0 0 /webMon: 0.5 <text:s/>0.1 0 /Flow: 0.0 <text:s/>0.0 /1Sec: 0.1 <text:s/>0.1 0 /</text:p>
      <text:p text:style-name="P6">M) oneSec{14}[17962]&gt; <text:s/>CPU: 0.65 <text:s/>/Oled: 0.0 <text:s/>0.0 0 /MQTT: 0.0 <text:s/>0.0 0 /webMon: 0.5 <text:s/>0.1 0 /Flow: 0.0 <text:s/>0.0 /1Sec: 0.1 <text:s/>0.1 0 /</text:p>
      <text:p text:style-name="P6">M) oneSec{14}[18962]&gt; <text:s/>CPU: 0.65 <text:s/>/Oled: 0.0 <text:s/>0.0 0 /MQTT: 0.0 <text:s/>0.0 0 /webMon: 0.5 <text:s/>0.1 0 /Flow: 0.0 <text:s/>0.0 /1Sec: 0.1 <text:s/>0.1 0 /</text:p>
      <text:p text:style-name="P6">M) oneSec{14}[19962]&gt; <text:s/>CPU: 0.65 <text:s/>/Oled: 0.0 <text:s/>0.0 0 /MQTT: 0.0 <text:s/>0.0 0 /webMon: 0.5 <text:s/>0.1 0 /Flow: 0.0 <text:s/>0.0 /1Sec: 0.1 <text:s/>0.1 0 /</text:p>
      <text:p text:style-name="P6">M) oneSec{14}[20962]&gt; <text:s/>CPU: 0.65 <text:s/>/Oled: 0.0 <text:s/>0.0 0 /MQTT: 0.0 <text:s/>0.0 0 /webMon: 0.5 <text:s/>0.1 0 /Flow: 0.0 <text:s/>0.0 /1Sec: 0.1 <text:s/>0.1 0 /</text:p>
      <text:p text:style-name="P1"><text:span text:style-name="T1">M) oneSec{14}[21962]&gt; <text:s/>CPU: 0.66 <text:s/>/Oled: 0.0 <text:s/>0.0 0 /MQTT: 0.0 <text:s/>0.0 0 /webMon: </text:span><text:span text:style-name="T3">0.5</text:span><text:span text:style-name="T1"> <text:s/>0.1 0 /Flow: </text:span><text:span text:style-name="T4">0.0 </text:span><text:span text:style-name="T1"><text:s/>0.0 /1Sec: </text:span><text:span text:style-name="T5">0.1</text:span><text:span text:style-name="T1"> <text:s/>0.1 0 /</text:span></text:p>
      <text:p text:style-name="P1"><text:span text:style-name="T1">M) oneSec{14}[22962]&gt; <text:s/>CPU: 0.65 <text:s/>/Oled: 0.0 <text:s/>0.0 0 /MQTT: </text:span><text:span text:style-name="T2">0.0</text:span><text:span text:style-name="T1"> <text:s/>0.0 0 /webMon: </text:span><text:span text:style-name="T3">0.5</text:span><text:span text:style-name="T1"> <text:s/>0.1 0 /Flow: </text:span><text:span text:style-name="T4">0.0 </text:span><text:span text:style-name="T1"><text:s/>0.0 /1Sec: </text:span><text:span text:style-name="T5">0.1</text:span><text:span text:style-name="T1"> <text:s/>0.1 0 /</text:span></text:p>
      <text:p text:style-name="P1"><text:span text:style-name="T1">M) oneSec{14}[23962]&gt; <text:s/>CPU: 0.65 <text:s/>/Oled: 0.0 <text:s/>0.0 0 /MQTT: </text:span><text:span text:style-name="T2">0.0</text:span><text:span text:style-name="T1"> <text:s/>0.0 0 /webMon: </text:span><text:span text:style-name="T3">0.5</text:span><text:span text:style-name="T1"> <text:s/>0.1 0 /Flow: </text:span><text:span text:style-name="T4">0.0 </text:span><text:span text:style-name="T1"><text:s/>0.0 /1Sec: </text:span><text:span text:style-name="T5">0.1</text:span><text:span text:style-name="T1"> <text:s/>0.1 0 /</text:span></text:p>
      <text:p text:style-name="P1"><text:span text:style-name="T1">M) oneSec{14}[24962]&gt; <text:s/>CPU: 0.65 <text:s/>/Oled: 0.0 <text:s/>0.0 0 /MQTT: </text:span><text:span text:style-name="T2">0.0</text:span><text:span text:style-name="T1"> <text:s/>0.0 0 /webMon: </text:span><text:span text:style-name="T3">0.5</text:span><text:span text:style-name="T1"> <text:s/>0.1 0 /Flow: </text:span><text:span text:style-name="T4">0.0 </text:span><text:span text:style-name="T1"><text:s/>0.0 /1Sec: </text:span><text:span text:style-name="T5">0.1</text:span><text:span text:style-name="T1"> <text:s/>0.1 0 /</text:span></text:p>
      <text:p text:style-name="P1"><text:span text:style-name="T1"><text:s text:c="14"/></text:span><text:span text:style-name="T17">VVVVV ------ timestamps in millis()</text:span></text:p>
      <text:p text:style-name="P1"><text:span text:style-name="T1">M) oneSec{14}[25962]&gt; <text:s/>CPU: 0.65 <text:s/>/Oled: 0.0 <text:s/>0.0 0 /MQTT: </text:span><text:span text:style-name="T2">0.0</text:span><text:span text:style-name="T1"> <text:s/>0.0 0 /webMon: </text:span><text:span text:style-name="T3">0.5</text:span><text:span text:style-name="T1"> <text:s/>0.1 0 /Flow: </text:span><text:span text:style-name="T4">0.0 </text:span><text:span text:style-name="T1"><text:s/>0.0 /1Sec: </text:span><text:span text:style-name="T5">0.1</text:span><text:span text:style-name="T1"> <text:s/>0.1 0 /</text:span></text:p>
      <text:p text:style-name="P1"/>
      <text:p text:style-name="P2"><text:span text:style-name="T6">// </text:span><text:span text:style-name="T7">change trace output from console to MQTT – 1Sec routine does a bit more work preparing &amp; sending MQTT message---------------------V</text:span></text:p>
      <text:p text:style-name="P1"><text:span text:style-name="T2">aa/hfr48B8/health</text:span><text:span text:style-name="T1"> M) oneSec{14}[268962]&gt; <text:s/>CPU: 0.92 <text:s/>/Oled: 0.0 <text:s/>0.0 0 /MQTT: </text:span><text:span text:style-name="T2">0.0 </text:span><text:span text:style-name="T1"><text:s/>0.0 0 /webMon: </text:span><text:span text:style-name="T3">0.6</text:span><text:span text:style-name="T1"> <text:s/>0.1 0 /Flow: </text:span><text:span text:style-name="T4">0.0</text:span><text:span text:style-name="T1"> <text:s/>0.0 /1Sec: </text:span><text:span text:style-name="T5">0.4</text:span><text:span text:style-name="T1"> <text:s/>0.4 0 /</text:span></text:p>
      <text:p text:style-name="P1"><text:span text:style-name="T1">aa/hfr48B8/health M) oneSec{14}[269962]&gt; <text:s/>CPU: 0.86 <text:s/>/Oled: 0.0 <text:s/>0.0 0 /MQTT: </text:span><text:span text:style-name="T2">0.0 </text:span><text:span text:style-name="T1"><text:s/>0.0 0 /webMon: </text:span><text:span text:style-name="T3">0.5</text:span><text:span text:style-name="T1"> <text:s/>0.1 0 /Flow: </text:span><text:span text:style-name="T4">0.0</text:span><text:span text:style-name="T1"> <text:s/>0.0 /1Sec: </text:span><text:span text:style-name="T5">0.3</text:span><text:span text:style-name="T1"> <text:s/>0.3 0 /</text:span></text:p>
      <text:p text:style-name="P1"><text:span text:style-name="T1">aa/hfr48B8/health M) oneSec{14}[270962]&gt; <text:s/>CPU: 0.96 <text:s/>/Oled: 0.0 <text:s/>0.0 0 /MQTT: </text:span><text:span text:style-name="T2">0.0 </text:span><text:span text:style-name="T1"><text:s/>0.0 0 /webMon: </text:span><text:span text:style-name="T3">0.5</text:span><text:span text:style-name="T1"> <text:s/>0.1 0 /Flow: </text:span><text:span text:style-name="T4">0.0</text:span><text:span text:style-name="T1"> <text:s/>0.0 /1Sec: </text:span><text:span text:style-name="T5">0.4</text:span><text:span text:style-name="T1"> <text:s/>0.4 0 /</text:span></text:p>
      <text:p text:style-name="P1"><text:span text:style-name="T1">aa/hfr48B8/health M) oneSec{14}[271962]&gt; <text:s/>CPU: 0.92 <text:s/>/Oled: 0.0 <text:s/>0.0 0 /MQTT: </text:span><text:span text:style-name="T2">0.0 </text:span><text:span text:style-name="T1"><text:s/>0.0 0 /webMon: </text:span><text:span text:style-name="T3">0.5</text:span><text:span text:style-name="T1"> <text:s/>0.1 0 /Flow: </text:span><text:span text:style-name="T4">0.0</text:span><text:span text:style-name="T1"> <text:s/>0.0 /1Sec: </text:span><text:span text:style-name="T5">0.4</text:span><text:span text:style-name="T1"> <text:s/>0.4 0 /</text:span></text:p>
      <text:p text:style-name="P1"><text:span text:style-name="T1">aa/hfr48B8/health M) oneSec{14}[272962]&gt; <text:s/>CPU: 0.86 <text:s/>/Oled: 0.0 <text:s/>0.0 0 /MQTT: </text:span><text:span text:style-name="T2">0.0 </text:span><text:span text:style-name="T1"><text:s/>0.0 0 /webMon: </text:span><text:span text:style-name="T3">0.5</text:span><text:span text:style-name="T1"> <text:s/>0.1 0 /Flow: </text:span><text:span text:style-name="T4">0.0</text:span><text:span text:style-name="T1"> <text:s/>0.0 /1Sec: </text:span><text:span text:style-name="T5">0.3</text:span><text:span text:style-name="T1"> <text:s/>0.3 0 /</text:span></text:p>
      <text:p text:style-name="P5"><text:span text:style-name="T15">// </text:span><text:span text:style-name="T16">MQTT.fx command to down load a script starts, and its commands are processed by mqttBroker::</text:span><text:span text:style-name="T9">processCmd</text:span><text:span text:style-name="T10">(</text:span><text:span text:style-name="T13">String</text:span><text:span text:style-name="T10"> </text:span><text:span text:style-name="T14">payload</text:span><text:span text:style-name="T10">) </text:span></text:p>
      <text:p text:style-name="P8">// this consists of translating the command data and putting it into memory arrays. There’s no leg movement yet.</text:p>
      <text:p text:style-name="P8">// This command processing seems to fall under “MQTT” category</text:p>
      <text:p text:style-name="P6">hfr48B8/commands NEW_FLOW</text:p>
      <text:p text:style-name="P6">hfr48B8/commands fl,1000,MLRH,10,0,0,0, <text:s text:c="3"/>0,0,0, <text:s text:c="5"/>0,0,0, <text:s text:c="3"/>0,0,0, <text:s text:c="4"/>0,0,0, <text:s text:c="3"/>0,0,0, <text:s text:c="4"/>0,0,0</text:p>
      <text:p text:style-name="P6">hfr48B8/commands fl,500,MLRH,10,0,0,0, <text:s text:c="4"/>0,3,0, <text:s text:c="4"/>0,0,0, <text:s text:c="3"/>0,0,0, <text:s text:c="4"/>0,0,0, <text:s text:c="3"/>0,0,0, <text:s text:c="4"/>0,3,0</text:p>
      <text:p text:style-name="P6">hfr48B8/commands fl,500,MLRH,10,0,0,0, <text:s text:c="3"/>-4,0,0, <text:s text:c="4"/>0,0,0, <text:s text:c="3"/>0,0,0, <text:s text:c="4"/>0,0,0, <text:s text:c="3"/>0,0,0, <text:s text:c="3"/>-4,0,0</text:p>
      <text:p text:style-name="P6">hfr48B8/commands fl,500,MLRH,10,0,0,0, <text:s text:c="3"/>-4,0,0, <text:s text:c="5"/>0,3,0, <text:s text:c="2"/>0,0,0, <text:s text:c="4"/>0,0,0, <text:s text:c="3"/>0,3,0, <text:s text:c="3"/>-4,0,0</text:p>
      <text:p text:style-name="P6">hfr48B8/commands fl,500,MLRH,10,0,0,0, <text:s text:c="3"/>-4,0,0, <text:s text:c="4"/>-4,0,0, <text:s text:c="2"/>0,0,0, <text:s text:c="4"/>0,0,0, <text:s text:c="2"/>-4,0,0, <text:s text:c="3"/>-4,0,0</text:p>
      <text:p text:style-name="P6">hfr48B8/commands fl,500,MLRH,10,0,0,0, <text:s text:c="3"/>-4,0,0, <text:s text:c="4"/>-4,0,0, <text:s text:c="3"/>0,3,0, <text:s text:c="3"/>0,3,0, <text:s text:c="2"/>-4,0,0, <text:s text:c="3"/>-4,0,0</text:p>
      <text:p text:style-name="P6">hfr48B8/commands fl,500,MLRH,10,0,0,0, <text:s text:c="3"/>-4,0,0, <text:s text:c="4"/>-4,0,0, <text:s text:c="2"/>-4,0,0, <text:s text:c="3"/>-4,0,0, <text:s text:c="2"/>-4,0,0, <text:s text:c="3"/>-4,0,0</text:p>
      <text:p text:style-name="P6">hfr48B8/commands fl,1000,MLRH,10,0,0,0, <text:s text:c="3"/>-4,0,0, <text:s text:c="4"/>-4,0,0, <text:s text:c="2"/>-4,0,0, <text:s text:c="3"/>-4,0,0, <text:s text:c="2"/>-4,0,0, <text:s text:c="2"/>-4,0,0</text:p>
      <text:p text:style-name="P6">hfr48B8/commands fl,1000,MLRH,10,0,0,0, <text:s text:c="3"/>-4,-5,0, <text:s text:c="4"/>-4,-5,0, <text:s text:c="2"/>-4,-5,0, <text:s text:c="3"/>-4,-5,0, <text:s text:c="2"/>-4,-5,0, <text:s text:c="3"/>-4,-5,0</text:p>
      <text:p text:style-name="P1"><text:span text:style-name="T1">aa/hfr48B8/health M) oneSec{14}[273962]&gt; <text:s/>CPU: 1.13 <text:s/>/Oled: 0.0 <text:s/>0.0 0 /MQTT: </text:span><text:span text:style-name="T2">0.2</text:span><text:span text:style-name="T1"> <text:s/>0.1 1 /webMon: </text:span><text:span text:style-name="T3">0.6</text:span><text:span text:style-name="T1"> <text:s/>0.1 0 /Flow: </text:span><text:span text:style-name="T4">0.0</text:span><text:span text:style-name="T1"> <text:s/>0.0 /1Sec: </text:span><text:span text:style-name="T5">0.4 </text:span><text:span text:style-name="T1"><text:s/>0.4 0 /</text:span></text:p>
      <text:p text:style-name="P6">hfr48B8/commands fl,1000,MLRH,10,0,0,0, <text:s text:c="3"/>-4, 0,0, <text:s text:c="4"/>-4, 0,0, <text:s text:c="2"/>-4, 0,0, <text:s text:c="3"/>-4, 0,0, <text:s text:c="2"/>-4, 0,0, <text:s text:c="3"/>-4, 0,0</text:p>
      <text:p text:style-name="P6">hfr48B8/commands fl, 500,MLRH,10,0,0,0, <text:s text:c="3"/>-4,2.3,0, <text:s text:c="3"/>-4,2.3,0, <text:s/>-4,2.3,0, <text:s text:c="2"/>-4,2.3,0, <text:s/>-4,2.3,0, <text:s text:c="2"/>-4,2.3,0</text:p>
      <text:p text:style-name="P6">hfr48B8/commands fl, 500,MLRH,10,0,0,0, <text:s text:c="3"/>-4, 0,0, <text:s text:c="4"/>-4, 0,0, <text:s text:c="2"/>-4, 0,0, <text:s text:c="3"/>-4, 0,0, <text:s text:c="2"/>-4, 0,0, <text:s text:c="3"/>-4, 0,0</text:p>
      <text:p text:style-name="P6">hfr48B8/commands fl,1000,MLRH,10,0,0,0, <text:s text:c="3"/>-4,-5,0, <text:s text:c="4"/>-4,-5,0, <text:s text:c="2"/>-4,-5,0, <text:s text:c="3"/>-4,-5,0, <text:s text:c="2"/>-4,-5,0, <text:s text:c="3"/>-4,-5,0</text:p>
      <text:p text:style-name="P6">hfr48B8/commands fl,1000,MLRH,10,0,0,0, <text:s text:c="3"/>-4, 0,0, <text:s text:c="4"/>-4, 0,0, <text:s text:c="2"/>-4, 0,0, <text:s text:c="3"/>-4, 0,0, <text:s text:c="2"/>-4, 0,0, <text:s text:c="3"/>-4, 0,0</text:p>
      <text:p text:style-name="P6">hfr48B8/commands fl, 500,MLRH,10,0,0,0, <text:s text:c="3"/>-4,2.3,0, <text:s text:c="3"/>-4,2.3,0, <text:s/>-4,2.3,0, <text:s text:c="2"/>-4,2.3,0, <text:s/>-4,2.3,0, <text:s text:c="2"/>-4,2.3,0</text:p>
      <text:p text:style-name="P6">hfr48B8/commands fl, 500,MLRH,10,0,0,0, <text:s text:c="3"/>-4, 0,0, <text:s text:c="4"/>-4, 0,0, <text:s text:c="2"/>-4, 0,0, <text:s text:c="3"/>-4, 0,0, <text:s text:c="2"/>-4, 0,0, <text:s text:c="3"/>-4, 0,0</text:p>
      <text:p text:style-name="P6">hfr48B8/commands fl, 500,MLRH,10,0,0,0, <text:s text:c="3"/>4.62, 9.9,0, <text:s/>-4, 0,0, <text:s text:c="2"/>4.62, 9.9,0, <text:s/>-4, 0,0, <text:s text:c="2"/>4.62, 9.9,0, <text:s/>-4, 0,0</text:p>
      <text:p text:style-name="P6">hfr48B8/commands fl,1000,MLRH,10,0,0,0, <text:s text:c="3"/>4.62, 9.9,0, <text:s/>-4,-5,0, <text:s text:c="2"/>4.62, 9.9,0, <text:s/>-4,-5,0, <text:s text:c="2"/>4.62, 9.9,0, <text:s/>-4,-5,0</text:p>
      <text:p text:style-name="P6">hfr48B8/commands fl,1000,MLRH,10,0,0,0, <text:s text:c="3"/>4.62, 9.9,0, <text:s/>-4, 0,0, <text:s text:c="2"/>4.62, 9.9,0, <text:s/>-4, 0,0, <text:s text:c="2"/>4.62, 9.9,0, <text:s/>-4, 0,0</text:p>
      <text:p text:style-name="P1"><text:span text:style-name="T1">aa/hfr48B8/health M) oneSec{14}[274962]&gt; <text:s/>CPU: 1.23 <text:s/>/Oled: 0.0 <text:s/>0.0 0 /MQTT: </text:span><text:span text:style-name="T2">0.3</text:span><text:span text:style-name="T1"> <text:s/>0.1 0 /webMon: 0.5 <text:s/>0.1 0 /Flow: 0.0 <text:s/>0.0 /1Sec: 0.4 <text:s/>0.4 0 /</text:span></text:p>
      <text:p text:style-name="P6">hfr48B8/commands fl, 500,MLRH,10,0,0,0, <text:s text:c="3"/>4.62, 9.9,0, <text:s/>-4,2.3,0, <text:s/>4.62, 9.9,0, <text:s/>-4,2.3,0, <text:s/>4.62, 9.9,0, <text:s/>-4,2.3,0</text:p>
      <text:p text:style-name="P6">hfr48B8/commands fl, 500,MLRH,10,0,0,0, <text:s text:c="3"/>4.62, 9.9,0, <text:s/>-4, 0,0, <text:s text:c="2"/>4.62, 9.9,0, <text:s/>-4, 0,0, <text:s text:c="2"/>4.62, 9.9,0, <text:s/>-4, 0,0</text:p>
      <text:p text:style-name="P6">hfr48B8/commands fl,1000,MLRH,10,0,0,0, <text:s text:c="3"/>4.62, 9.9,0, <text:s/>-4,-5,0, <text:s text:c="2"/>4.62, 9.9,0, <text:s/>-4,-5,0, <text:s text:c="2"/>4.62, 9.9,0, <text:s/>-4,-5,0</text:p>
      <text:p text:style-name="P6">hfr48B8/commands fl,1000,MLRH,10,0,0,0, <text:s text:c="3"/>4.62, 9.9,0, <text:s/>-4, 0,0, <text:s/>4.62, 9.9,0, <text:s text:c="2"/>-4, 0,0, <text:s text:c="2"/>4.62, 9.9,0, <text:s/>-4, 0,0</text:p>
      <text:p text:style-name="P6">hfr48B8/commands fl, 500,MLRH,10,0,0,0, <text:s text:c="3"/>-4, 0,0, <text:s text:c="4"/>-4, 0,0, <text:s text:c="2"/>-4, 0,0, <text:s text:c="3"/>-4, 0,0, <text:s text:c="2"/>-4, 0,0, <text:s text:c="3"/>-4, 0,0</text:p>
      <text:p text:style-name="P6">hfr48B8/commands fl, 500,MLRH,10,0,0,0, <text:s text:c="3"/>-4, 0,0, <text:s text:c="4"/>-4, 0,0, <text:s text:c="2"/>-4, 0,0, <text:s text:c="3"/>-4, 0,0, <text:s text:c="2"/>-4, 0,0, <text:s text:c="3"/>-4, 0,0</text:p>
      <text:p text:style-name="P6">hfr48B8/commands fl,500,MLRH,10,0,0,0, <text:s text:c="4"/>0,3,0, <text:s text:c="3"/>-4,0,0, <text:s text:c="2"/>-4,0,0, <text:s text:c="3"/>-4,0,0, <text:s text:c="2"/>-4,0,0, <text:s text:c="4"/>0,3,0</text:p>
      <text:p text:style-name="P1"><text:soft-page-break/><text:span text:style-name="T1">hfr48B8/commands fl,500,MLRH,10,0,0,0, <text:s text:c="4"/>0,0,0, <text:s text:c="3"/>-4,0,0, <text:s text:c="2"/>-4,0,0, <text:s text:c="3"/>-4,0,0, <text:s text:c="2"/>-4,0,0, <text:s text:c="4"/>0,0,0</text:span></text:p>
      <text:p text:style-name="P6">hfr48B8/commands fl,500,MLRH,10,0,0,0, <text:s text:c="4"/>0,0,0, <text:s text:c="5"/>0,3,0, <text:s/>-4,0,0, <text:s text:c="3"/>-4,0,0, <text:s text:c="3"/>0,3,0, <text:s text:c="4"/>0,0,0</text:p>
      <text:p text:style-name="P6">hfr48B8/commands fl,500,MLRH,10,0,0,0, <text:s text:c="4"/>0,0,0, <text:s text:c="5"/>0,0,0, <text:s/>-4,0,0, <text:s text:c="3"/>-4,0,0, <text:s text:c="3"/>0,0,0, <text:s text:c="4"/>0,0,0</text:p>
      <text:p text:style-name="P1"><text:span text:style-name="T1">aa/hfr48B8/health M) oneSec{14}[275962]&gt; <text:s/>CPU: 1.28 <text:s/>/Oled: 0.0 <text:s/>0.0 0 /MQTT: </text:span><text:span text:style-name="T2">0.4</text:span><text:span text:style-name="T1"> <text:s/>0.1 0 /webMon: 0.6 <text:s/>0.1 0 /Flow: 0.0 <text:s/>0.0 /1Sec: 0.4 <text:s/>0.4 0 /</text:span></text:p>
      <text:p text:style-name="P6">hfr48B8/commands fl,500,MLRH,10,0,0,0, <text:s text:c="4"/>0,0,0, <text:s text:c="5"/>0,0,0, <text:s text:c="3"/>0,3,0, <text:s text:c="3"/>0,3,0, <text:s text:c="3"/>0,0,0, <text:s text:c="4"/>0,0,0</text:p>
      <text:p text:style-name="P6">hfr48B8/commands fl,500,MLRH,10,0,0,0, <text:s text:c="4"/>0,0,0, <text:s text:c="5"/>0,0,0, <text:s text:c="3"/>0,0,0, <text:s text:c="3"/>0,0,0, <text:s text:c="3"/>0,0,0, <text:s text:c="4"/>0,0,0</text:p>
      <text:p text:style-name="P6">hfr48B8/commands fl, 500,MLRH,10,0,0,0, <text:s text:c="3"/>0,0,0, <text:s text:c="5"/>0,0,0, <text:s text:c="3"/>0,0,0, <text:s text:c="3"/>0,0,0, <text:s text:c="3"/>0,0,0, <text:s text:c="4"/>0,0,0</text:p>
      <text:p text:style-name="P6">hfr48B8/commands fl,1000,MLRH,10,0,0,0, <text:s text:c="2"/>0,3.0,0, <text:s text:c="2"/>0,3.0,0, <text:s text:c="2"/>0,3.0,0, <text:s text:c="2"/>0,3.0,0, <text:s text:c="2"/>0,3.0,0, <text:s text:c="2"/>0,3.0,0,</text:p>
      <text:p text:style-name="P6">hfr48B8/commands DO_FLOW,1</text:p>
      <text:p text:style-name="P3">// <text:span text:style-name="T8">DO_FLOW command ends the flow definition in memory and starts its execution by the flow subsystem-----------------V</text:span></text:p>
      <text:p text:style-name="P1"><text:span text:style-name="T1">aa/hfr48B8/health M) oneSec{14}[276962]&gt; <text:s/>CPU: 1.24 <text:s/>/Oled: 0.0 <text:s/>0.0 0 /MQTT: </text:span><text:span text:style-name="T2">0.3</text:span><text:span text:style-name="T1"> <text:s/>0.1 0 /webMon: 0.6 <text:s/>0.1 0 /Flow: </text:span><text:span text:style-name="T4">0.0</text:span><text:span text:style-name="T1"> <text:s/>0.0 /1Sec: 0.4 <text:s/>0.4 0 /</text:span></text:p>
      <text:p text:style-name="P6">aa/hfr48B8/health L) do_flow{13}[277408]&gt; <text:s/>start of flow row # 0</text:p>
      <text:p text:style-name="P6">aa/hfr48B8/health L) do_flow{13}[277756]&gt; start of flow row #1</text:p>
      <text:p text:style-name="P3">// <text:span text:style-name="T8">A Delay(340) command allows for the worst case initial positioning of the servos. Time is counted against Flow----V</text:span></text:p>
      <text:p text:style-name="P1"><text:span text:style-name="T1">aa/hfr48B8/health M) oneSec{14}[277962]&gt; <text:s/>CPU: 38.76 <text:s/>/Oled: 0.0 <text:s/>0.0 1 /MQTT: </text:span><text:span text:style-name="T2">0.1</text:span><text:span text:style-name="T1"> <text:s/>0.1 1 /webMon: 0.6 <text:s/>0.1 1 /Flow:</text:span><text:span text:style-name="T4">37.7</text:span><text:span text:style-name="T1"> 35.1 /1Sec: 0.4 <text:s/>0.4 0 /</text:span></text:p>
      <text:p text:style-name="P3">// <text:span text:style-name="T8">rows in the arrays are executed sequentially-----------------V</text:span></text:p>
      <text:p text:style-name="P6">aa/hfr48B8/health L) do_flow{13}[278211]&gt; <text:s/>start of flow row # <text:s/>2</text:p>
      <text:p text:style-name="P6">aa/hfr48B8/health L) do_flow{13}[278711]&gt; <text:s/>start of flow row # <text:s/>3</text:p>
      <text:p text:style-name="P3">// <text:span text:style-name="T8">MQTT processing goes quiet, and the flow subsystem moves legs----------------V -----------------------------------V</text:span></text:p>
      <text:p text:style-name="P1"><text:span text:style-name="T1">aa/hfr48B8/health M) oneSec{14}[278962]&gt; <text:s/>CPU: 13.27 <text:s/>/Oled: 0.0 <text:s/>0.0 0 /MQTT: </text:span><text:span text:style-name="T2">0.0</text:span><text:span text:style-name="T1"> <text:s/>0.0 1 /webMon: 0.6 <text:s/>0.1 0 /Flow:</text:span><text:span text:style-name="T4">12.3</text:span><text:span text:style-name="T1"> <text:s/>0.4 /1Sec: 0.4 <text:s/>0.4 0 /</text:span></text:p>
      <text:p text:style-name="P6">aa/hfr48B8/health L) do_flow{13}[279211]&gt; <text:s/>start of flow row # <text:s/>4</text:p>
      <text:p text:style-name="P6">aa/hfr48B8/health L) do_flow{13}[279711]&gt; <text:s/>start of flow row # <text:s/>5</text:p>
      <text:p text:style-name="P1"><text:span text:style-name="T1">aa/hfr48B8/health M) oneSec{14}[279962]&gt; <text:s/>CPU: 13.26 <text:s/>/Oled: 0.0 <text:s/>0.0 0 /MQTT: </text:span><text:span text:style-name="T2">0.0</text:span><text:span text:style-name="T1"> <text:s/>0.0 0 /webMon: 0.6 <text:s/>0.1 0 /Flow:</text:span><text:span text:style-name="T4">12.3</text:span><text:span text:style-name="T1"> <text:s/>0.4 /1Sec: 0.4 <text:s/>0.4 0 /</text:span></text:p>
      <text:p text:style-name="P6">aa/hfr48B8/health L) do_flow{13}[280711]&gt; <text:s/>start of flow row # <text:s/>6</text:p>
      <text:p text:style-name="P1"><text:span text:style-name="T1">aa/hfr48B8/health M) oneSec{14}[280962]&gt; <text:s/>CPU: 12.63 <text:s/>/Oled: 0.0 <text:s/>0.0 0 /MQTT: 0.0 <text:s/>0.0 0 /webMon: 0.6 <text:s/>0.1 0 /Flow:</text:span><text:span text:style-name="T4">11.7</text:span><text:span text:style-name="T1"> <text:s/>0.4 /1Sec: 0.4 <text:s/>0.4 0 /</text:span></text:p>
      <text:p text:style-name="P6">aa/hfr48B8/health L) do_flow{13}[281710]&gt; <text:s/>start of flow row # <text:s/>7</text:p>
      <text:p text:style-name="P1"><text:span text:style-name="T1">aa/hfr48B8/health M) oneSec{14}[281963]&gt; <text:s/>CPU: 12.64 <text:s/>/Oled: 0.0 <text:s/>0.0 0 /MQTT: 0.0 <text:s/>0.0 0 /webMon: 0.6 <text:s/>0.1 0 /Flow:</text:span><text:span text:style-name="T4">11.7</text:span><text:span text:style-name="T1"> <text:s/>0.3 /1Sec: 0.4 <text:s/>0.4 1 /</text:span></text:p>
      <text:p text:style-name="P6">aa/hfr48B8/health L) do_flow{13}[282712]&gt; <text:s/>start of flow row # <text:s/>8</text:p>
      <text:p text:style-name="P1"><text:span text:style-name="T1">aa/hfr48B8/health M) oneSec{14}[282963]&gt; <text:s/>CPU: 16.08 <text:s/>/Oled: 0.0 <text:s/>0.0 0 /MQTT: 0.0 <text:s/>0.0 0 /webMon: 0.6 <text:s/>0.1 0 /Flow:</text:span><text:span text:style-name="T4">15.1</text:span><text:span text:style-name="T1"> <text:s/>0.6 /1Sec: 0.4 <text:s/>0.4 0 /</text:span></text:p>
      <text:p text:style-name="P6">aa/hfr48B8/health L) do_flow{13}[283213]&gt; <text:s/>start of flow row # <text:s/>9</text:p>
      <text:p text:style-name="P6">aa/hfr48B8/health L) do_flow{13}[283712]&gt; <text:s/>start of flow row # <text:s/>10</text:p>
      <text:p text:style-name="P1"><text:span text:style-name="T1">aa/hfr48B8/health M) oneSec{14}[283963]&gt; <text:s/>CPU: 16.32 <text:s/>/Oled: 0.0 <text:s/>0.0 0 /MQTT: 0.0 <text:s/>0.0 0 /webMon: 0.6 <text:s/>0.1 0 /Flow:</text:span><text:span text:style-name="T4">15.4</text:span><text:span text:style-name="T1"> <text:s/>0.6 /1Sec: 0.4 <text:s/>0.4 0 /</text:span></text:p>
      <text:p text:style-name="P6">aa/hfr48B8/health L) do_flow{13}[284713]&gt; <text:s/>start of flow row # <text:s/>11</text:p>
      <text:p text:style-name="P1"><text:span text:style-name="T1">aa/hfr48B8/health M) oneSec{14}[284963]&gt; <text:s/>CPU: 15.52 <text:s/>/Oled: 0.0 <text:s/>0.0 0 /MQTT: 0.0 <text:s/>0.0 0 /webMon: 0.6 <text:s/>0.1 0 /Flow:</text:span><text:span text:style-name="T4">14.6 </text:span><text:span text:style-name="T1"><text:s/>0.6 /1Sec: 0.4 <text:s/>0.4 0 /</text:span></text:p>
      <text:p text:style-name="P6">aa/hfr48B8/health L) do_flow{13}[285211]&gt; <text:s/>start of flow row # <text:s/>12</text:p>
      <text:p text:style-name="P1"><text:span text:style-name="T1">aa/hfr48B8/health M) oneSec{14}[285963]&gt; <text:s/>CPU: 13.85 <text:s/>/Oled: 0.0 <text:s/>0.0 0 /MQTT: 0.0 <text:s/>0.0 0 /webMon: 0.6 <text:s/>0.1 0 /Flow:</text:span><text:span text:style-name="T4">12.9</text:span><text:span text:style-name="T1"> <text:s/>0.4 /1Sec: 0.4 <text:s/>0.4 0 /</text:span></text:p>
      <text:p text:style-name="P6">aa/hfr48B8/health L) do_flow{13}[286211]&gt; <text:s/>start of flow row # <text:s/>13</text:p>
      <text:p text:style-name="P6">aa/hfr48B8/health L) do_flow{13}[286711]&gt; <text:s/>start of flow row # <text:s/>14</text:p>
      <text:p text:style-name="P1"><text:span text:style-name="T1">aa/hfr48B8/health M) oneSec{14}[286963]&gt; <text:s/>CPU: 13.93 <text:s/>/Oled: 0.0 <text:s/>0.0 0 /MQTT: 0.0 <text:s/>0.0 0 /webMon: 0.6 <text:s/>0.1 0 /Flow:</text:span><text:span text:style-name="T4">13.0 </text:span><text:span text:style-name="T1"><text:s/>0.4 /1Sec: 0.4 <text:s/>0.4 0 /</text:span></text:p>
      <text:p text:style-name="P6">aa/hfr48B8/health L) do_flow{13}[287211]&gt; <text:s/>start of flow row # <text:s/>15</text:p>
      <text:p text:style-name="P6">aa/hfr48B8/health L) do_flow{13}[287712]&gt; <text:s/>start of flow row # <text:s/>16</text:p>
      <text:p text:style-name="P1"><text:span text:style-name="T1">aa/hfr48B8/health M) oneSec{14}[287963]&gt; <text:s/>CPU: 14.42 <text:s/>/Oled: 0.0 <text:s/>0.0 1 /MQTT: 0.0 <text:s/>0.0 0 /webMon: 0.6 <text:s/>0.1 0 /Flow:</text:span><text:span text:style-name="T4">13.5</text:span><text:span text:style-name="T1"> <text:s/>0.5 /1Sec: 0.4 <text:s/>0.4 0 /</text:span></text:p>
      <text:p text:style-name="P6">aa/hfr48B8/health L) do_flow{13}[288212]&gt; <text:s/>start of flow row # <text:s/>17</text:p>
      <text:p text:style-name="P6">aa/hfr48B8/health L) do_flow{13}[288711]&gt; <text:s/>start of flow row # <text:s/>18</text:p>
      <text:p text:style-name="P1"><text:span text:style-name="T1">aa/hfr48B8/health M) oneSec{14}[288963]&gt; <text:s/>CPU: 13.25 <text:s/>/Oled: 0.0 <text:s/>0.0 1 /MQTT: 0.0 <text:s/>0.0 0 /webMon: 0.6 <text:s/>0.1 0 /Flow:</text:span><text:span text:style-name="T4">12.3</text:span><text:span text:style-name="T1"> <text:s/>0.5 /1Sec: 0.4 <text:s/>0.4 0 /</text:span></text:p>
      <text:p text:style-name="P6">aa/hfr48B8/health L) do_flow{13}[289210]&gt; <text:s/>start of flow row # <text:s/>19</text:p>
      <text:p text:style-name="P1"><text:span text:style-name="T1">aa/hfr48B8/health M) oneSec{14}[289963]&gt; <text:s/>CPU: 14.87 <text:s/>/Oled: 0.0 <text:s/>0.0 0 /MQTT: 0.0 <text:s/>0.0 0 /webMon: 0.6 <text:s/>0.1 0 /Flow:</text:span><text:span text:style-name="T4">13.9</text:span><text:span text:style-name="T1"> <text:s/>0.3 /1Sec: 0.4 <text:s/>0.4 0 /</text:span></text:p>
      <text:p text:style-name="P6">aa/hfr48B8/health L) do_flow{13}[290212]&gt; <text:s/>end of multi row flow processing</text:p>
      <text:p text:style-name="P3">// <text:span text:style-name="T8">when we run out of rows to execute, everything goes quiet --------------------------------------------------------V</text:span></text:p>
      <text:p text:style-name="P1"><text:span text:style-name="T1">aa/hfr48B8/health M) oneSec{14}[290963]&gt; <text:s/>CPU: 4.89 <text:s/>/Oled: 0.0 <text:s/>0.0 0 /MQTT: 0.0 <text:s/>0.0 0 /webMon: 0.6 <text:s/>0.1 0 /Flow: </text:span><text:span text:style-name="T4">4.0</text:span><text:span text:style-name="T1"> <text:s/>0.5 /1Sec: 0.4 <text:s/>0.4 0 /</text:span></text:p>
      <text:p text:style-name="P1"><text:span text:style-name="T1">aa/hfr48B8/health M) oneSec{14}[291963]&gt; <text:s/>CPU: 0.92 <text:s/>/Oled: 0.0 <text:s/>0.0 0 /MQTT: 0.0 <text:s/>0.0 0 /webMon: 0.5 <text:s/>0.1 0 /Flow: </text:span><text:span text:style-name="T4">0.0</text:span><text:span text:style-name="T1"> <text:s/>0.0 /1Sec: 0.4 <text:s/>0.4 0 /</text:span></text:p>
      <text:p text:style-name="P6">aa/hfr48B8/health M) oneSec{14}[292963]&gt; <text:s/>CPU: 0.91 <text:s/>/Oled: 0.0 <text:s/>0.0 0 /MQTT: 0.0 <text:s/>0.0 0 /webMon: 0.5 <text:s/>0.1 0 /Flow: 0.0 <text:s/>0.0 /1Sec: 0.4 <text:s/>0.4 0 /</text:p>
      <text:p text:style-name="P6">aa/hfr48B8/health M) oneSec{14}[293963]&gt; <text:s/>CPU: 0.91 <text:s/>/Oled: 0.0 <text:s/>0.0 0 /MQTT: 0.0 <text:s/>0.0 0 /webMon: 0.5 <text:s/>0.1 0 /Flow: 0.0 <text:s/>0.0 /1Sec: 0.4 <text:s/>0.4 0 /</text:p>
      <text:p text:style-name="P6">aa/hfr48B8/health M) oneSec{14}[294963]&gt; <text:s/>CPU: 0.91 <text:s/>/Oled: 0.0 <text:s/>0.0 0 /MQTT: 0.0 <text:s/>0.0 0 /webMon: 0.5 <text:s/>0.1 0 /Flow: 0.0 <text:s/>0.0 /1Sec: 0.4 <text:s/>0.4 0 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23:15:12.403000000</meta:creation-date>
    <dc:date>2023-03-06T21:25:48.061000000</dc:date>
    <meta:editing-duration>PT1H31M25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111" meta:word-count="1720" meta:character-count="11963" meta:non-whitespace-character-count="9480"/>
  </office:meta>
</office:document-meta>
</file>